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807cm" fo:margin-left="0.3cm" table:align="left" style:may-break-between-rows="true" style:writing-mode="lr-tb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3.34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1.012cm"/>
    </style:style>
    <style:style style:name="Table1.E" style:family="table-column">
      <style:table-column-properties style:column-width="3.327cm"/>
    </style:style>
    <style:style style:name="Table1.G" style:family="table-column">
      <style:table-column-properties style:column-width="1.025cm"/>
    </style:style>
    <style:style style:name="Table1.H" style:family="table-column">
      <style:table-column-properties style:column-width="3.314cm"/>
    </style:style>
    <style:style style:name="Table1.J" style:family="table-column">
      <style:table-column-properties style:column-width="1.032cm"/>
    </style:style>
    <style:style style:name="Table1.K" style:family="table-column">
      <style:table-column-properties style:column-width="3.307cm"/>
    </style:style>
    <style:style style:name="Table1.L" style:family="table-column">
      <style:table-column-properties style:column-width="0.20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text-properties fo:font-size="2pt" officeooo:paragraph-rsid="0013cfa7" style:font-size-asian="2pt" style:font-size-complex="2pt"/>
    </style:style>
    <style:style style:name="P2" style:family="paragraph" style:parent-style-name="Standard">
      <style:text-properties fo:color="#ffffff" style:font-name="Arial" fo:font-size="10.6000003814697pt" officeooo:rsid="0069302a" officeooo:paragraph-rsid="0069302a" style:font-size-asian="10.6000003814697pt" style:font-size-complex="10.6000003814697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22a4f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cdcb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1e52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2d90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b7d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52fc93" officeooo:paragraph-rsid="0052fc9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5.30000019073486pt" fo:font-style="normal" fo:font-weight="normal" officeooo:paragraph-rsid="0046bd0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ffffff" style:font-name="Arial" fo:font-size="5.30000019073486pt" fo:font-style="normal" fo:font-weight="normal" officeooo:rsid="005e0328" officeooo:paragraph-rsid="005e0328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10.6000003814697pt" fo:font-style="normal" fo:font-weight="normal" officeooo:rsid="005568e9" officeooo:paragraph-rsid="005568e9" style:font-name-asian="Times New Roman" style:font-size-asian="10.6000003814697pt" style:font-style-asian="normal" style:font-weight-asian="normal" style:font-name-complex="Times New Roman" style:font-size-complex="10.6000003814697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963c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963c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2d90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b7d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7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style:run-through="foreground" style:protect="content" style:wrap="none" style:vertical-pos="top" style:vertical-rel="baseline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3"><text:placeholder text:placeholder-type="text">&lt;for each="label_group in labels(group_length=4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5"><draw:frame draw:style-name="fr1" draw:name="image: asimage(qr(label_group[0]['code']),None,0.9,0.9,'cm')" text:anchor-type="as-char" svg:width="0.9cm" svg:height="0.9cm" draw:z-index="0"><draw:text-box><text:p text:style-name="P17"/></draw:text-box></draw:frame><text:bookmark-start text:name="__DdeLink__221_1895805773"/><text:bookmark-end text:name="__DdeLink__221_1895805773"/></text:p>
          </table:table-cell>
          <table:table-cell table:style-name="Table1.A2" table:number-rows-spanned="2" office:value-type="string">
            <text:p text:style-name="P13"><text:placeholder text:placeholder-type="text">&lt;(label_group[0]['code']).upper()&gt;</text:placeholder><text:bookmark text:name="__DdeLink__3091_1895805773"/></text:p>
            <text:p text:style-name="P14"><text:bookmark-start text:name="__DdeLink__119_1895805773"/><text:bookmark-start text:name="__DdeLink__88_759559976"/><text:placeholder text:placeholder-type="text">&lt;(label_group[0]['name']).upper()&gt;</text:placeholder><text:bookmark-end text:name="__DdeLink__119_1895805773"/><text:bookmark-end text:name="__DdeLink__88_759559976"/></text:p>
            <text:p text:style-name="P14"><text:placeholder text:placeholder-type="text">&lt;(label_group[0]['leather']).upper()&gt;</text:placeholder></text:p>
            <text:p text:style-name="P14"><text:placeholder text:placeholder-type="text">&lt;(label_group[0]['color']).upper()&gt;</text:placeholder></text:p>
          </table:table-cell>
          <table:table-cell table:style-name="Table1.A2" table:number-rows-spanned="2" office:value-type="string">
            <text:p text:style-name="P10"/>
          </table:table-cell>
          <table:table-cell table:style-name="Table1.A2" table:number-rows-spanned="2" office:value-type="string">
            <text:p text:style-name="P7"><draw:frame draw:style-name="fr1" draw:name="image: asimage(qr(label_group[1]['code']),None,0.9,0.9,'cm')" text:anchor-type="as-char" svg:width="0.9cm" svg:height="0.9cm" draw:z-index="1"><draw:text-box><text:p text:style-name="P17"/></draw:text-box></draw:frame></text:p>
          </table:table-cell>
          <table:table-cell table:style-name="Table1.A2" table:number-rows-spanned="2" office:value-type="string">
            <text:p text:style-name="P14"><text:placeholder text:placeholder-type="text">&lt;(label_group[1]['code']).upper()&gt;</text:placeholder></text:p>
            <text:p text:style-name="P14"><text:bookmark-start text:name="__DdeLink__88_7595599761"/><text:bookmark-start text:name="__DdeLink__119_18958057731"/><text:placeholder text:placeholder-type="text">&lt;(label_group[1]['name']).upper()&gt;</text:placeholder><text:bookmark-end text:name="__DdeLink__88_7595599761"/><text:bookmark-end text:name="__DdeLink__119_18958057731"/></text:p>
            <text:p text:style-name="P14"><text:placeholder text:placeholder-type="text">&lt;(label_group[1]['leather']).upper()&gt;</text:placeholder></text:p>
            <text:p text:style-name="P14"><text:placeholder text:placeholder-type="text">&lt;(label_group[1]['color']).upper()&gt;</text:placeholder></text:p>
          </table:table-cell>
          <table:table-cell table:style-name="Table1.A2" table:number-rows-spanned="2" office:value-type="string">
            <text:p text:style-name="P9"/>
          </table:table-cell>
          <table:table-cell table:style-name="Table1.A2" table:number-rows-spanned="2" office:value-type="string">
            <text:p text:style-name="P7"><draw:frame draw:style-name="fr1" draw:name="image: asimage(qr(label_group[2]['code']),None,0.9,0.9,'cm')" text:anchor-type="as-char" svg:width="0.9cm" svg:height="0.9cm" draw:z-index="2"><draw:text-box><text:p text:style-name="P17"/></draw:text-box></draw:frame></text:p>
          </table:table-cell>
          <table:table-cell table:style-name="Table1.A2" table:number-rows-spanned="2" office:value-type="string">
            <text:p text:style-name="P14"><text:placeholder text:placeholder-type="text">&lt;(label_group[2]['code']).upper()&gt;</text:placeholder></text:p>
            <text:p text:style-name="P14"><text:bookmark-start text:name="__DdeLink__88_75955997611"/><text:bookmark-start text:name="__DdeLink__119_189580577311"/><text:placeholder text:placeholder-type="text">&lt;(label_group[2]['name']).upper()&gt;</text:placeholder><text:bookmark-end text:name="__DdeLink__88_75955997611"/><text:bookmark-end text:name="__DdeLink__119_189580577311"/></text:p>
            <text:p text:style-name="P14"><text:placeholder text:placeholder-type="text">&lt;(label_group[2]['leather']).upper()&gt;</text:placeholder></text:p>
            <text:p text:style-name="P14"><text:placeholder text:placeholder-type="text">&lt;(label_group[2]['color']).upper()&gt;</text:placeholder></text:p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8"><draw:frame draw:style-name="fr1" draw:name="image: asimage(qr(label_group[3]['code']),None,0.9,0.9,'cm')" text:anchor-type="as-char" svg:width="0.9cm" svg:height="0.9cm" draw:z-index="3"><draw:text-box><text:p text:style-name="P17"/></draw:text-box></draw:frame></text:p>
          </table:table-cell>
          <table:table-cell table:style-name="Table1.A2" table:number-rows-spanned="2" office:value-type="string">
            <text:p text:style-name="P14"><text:placeholder text:placeholder-type="text">&lt;(label_group[3]['code']).upper()&gt;</text:placeholder></text:p>
            <text:p text:style-name="P14"><text:bookmark-start text:name="__DdeLink__88_75955997612"/><text:bookmark-start text:name="__DdeLink__119_189580577312"/><text:placeholder text:placeholder-type="text">&lt;(label_group[3]['name']).upper()&gt;</text:placeholder><text:bookmark-end text:name="__DdeLink__88_75955997612"/><text:bookmark-end text:name="__DdeLink__119_189580577312"/></text:p>
            <text:p text:style-name="P14"><text:placeholder text:placeholder-type="text">&lt;(label_group[3]['leather']).upper()&gt;</text:placeholder></text:p>
            <text:p text:style-name="P14"><text:placeholder text:placeholder-type="text">&lt;(label_group[3]['color']).upper()&gt;</text:placeholder></text:p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1" table:number-columns-spanned="12" office:value-type="string">
            <text:p text:style-name="P11">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199cm" fo:margin-left="0.4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6-27T09:24:38.344675631</dc:date>
    <meta:editing-duration>PT5H18M59S</meta:editing-duration>
    <meta:editing-cycles>88</meta:editing-cycles>
    <meta:generator>LibreOffice/5.1.6.2$Linux_X86_64 LibreOffice_project/10m0$Build-2</meta:generator>
    <meta:document-statistic meta:table-count="1" meta:image-count="0" meta:object-count="0" meta:page-count="1" meta:paragraph-count="23" meta:word-count="22" meta:character-count="617" meta:non-whitespace-character-count="614"/>
  </office:meta>
</office:document-meta>
</file>